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rsid="000a5a31" officeooo:paragraph-rsid="000a5a31"/>
    </style:style>
    <style:style style:name="P2" style:family="paragraph" style:parent-style-name="Standard">
      <style:text-properties officeooo:rsid="000a5a31" officeooo:paragraph-rsid="000bb523"/>
    </style:style>
    <style:style style:name="P3" style:family="paragraph" style:parent-style-name="Standard">
      <style:text-properties officeooo:rsid="000a5a31" officeooo:paragraph-rsid="000a5a31"/>
    </style:style>
    <style:style style:name="T1" style:family="text">
      <style:text-properties officeooo:rsid="000bb5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ne, two, three … we go swimming. Ice swimming </text:p>
      <text:p text:style-name="P1"/>
      <text:p text:style-name="P2">She met and swam with Iceman – Wim Hof <text:span text:style-name="T1">and </text:span>Stig Severinsen and she also swam with lesser know<text:span text:style-name="T1">n</text:span> </text:p>
      <text:p text:style-name="P1"/>
      <text:p text:style-name="P1">Johanna Nordblad</text:p>
      <text:p text:style-name="P1"/>
      <text:p text:style-name="P1">Elina Mäkinen</text:p>
      <text:p text:style-name="P1"/>
      <text:p text:style-name="P1"/>
      <text:p text:style-name="P1"/>
      <text:p text:style-name="P1">This is such a bold, symbolic choice. Cold-water/ice swimming is literally about confronting death—numbing pain, controlled breath, pushing the body to the brink—and then emerging alive, exhilarated, reborn. It's the perfect metaphor for post-asylum Veronika: someone who has already "died" once and now actively seeks out near-death experiences not to end life, but to feel it as intensely as possible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10:46:33.496848091</meta:creation-date>
    <dc:date>2025-12-13T10:20:31.312964279</dc:date>
    <meta:editing-duration>PT5M12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5" meta:word-count="93" meta:character-count="574" meta:non-whitespace-character-count="485"/>
  </office:meta>
</office:document-meta>
</file>